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ny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10">
      <style:text-properties officeooo:paragraph-rsid="001dd893"/>
    </style:style>
    <style:style style:name="P4" style:family="paragraph" style:parent-style-name="List_20_Paragraph" style:list-style-name="WWNum12"/>
    <style:style style:name="P5" style:family="paragraph" style:parent-style-name="List_20_Paragraph" style:list-style-name="WWNum14"/>
    <style:style style:name="P6" style:family="paragraph" style:parent-style-name="List_20_Paragraph" style:list-style-name="WWNum14">
      <style:text-properties officeooo:rsid="001dd893" officeooo:paragraph-rsid="001dd893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9" style:family="paragraph" style:parent-style-name="Standard">
      <style:text-properties officeooo:paragraph-rsid="001cb5ee"/>
    </style:style>
    <style:style style:name="P10" style:family="paragraph" style:parent-style-name="Standard">
      <style:text-properties fo:font-size="13pt" fo:font-weight="bold" officeooo:rsid="00216a28" officeooo:paragraph-rsid="00216a28" style:font-weight-asian="bold" style:font-weight-complex="bold"/>
    </style:style>
    <style:style style:name="P11" style:family="paragraph" style:parent-style-name="Standard">
      <style:text-properties officeooo:paragraph-rsid="0024860b"/>
    </style:style>
    <style:style style:name="T1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2" style:family="text">
      <style:text-properties style:font-name="Arial" fo:font-size="12pt" style:font-size-asian="12pt" style:font-name-complex="Arial1" style:font-size-complex="12pt"/>
    </style:style>
    <style:style style:name="T3" style:family="text">
      <style:text-properties style:font-name="Arial" fo:font-size="12pt" officeooo:rsid="001c3941" style:font-size-asian="12pt" style:font-name-complex="Arial1" style:font-size-complex="12pt"/>
    </style:style>
    <style:style style:name="T4" style:family="text">
      <style:text-properties style:font-name="Arial" fo:font-size="12pt" officeooo:rsid="001cb5ee" style:font-size-asian="12pt" style:font-name-complex="Arial1" style:font-size-complex="12pt"/>
    </style:style>
    <style:style style:name="T5" style:family="text">
      <style:text-properties style:font-name="Arial" fo:font-size="12pt" officeooo:rsid="001d2a55" style:font-size-asian="12pt" style:font-name-complex="Arial1" style:font-size-complex="12pt"/>
    </style:style>
    <style:style style:name="T6" style:family="text">
      <style:text-properties style:font-name="Arial" fo:font-size="12pt" officeooo:rsid="001dd893" style:font-size-asian="12pt" style:font-name-complex="Arial1" style:font-size-complex="12pt"/>
    </style:style>
    <style:style style:name="T7" style:family="text">
      <style:text-properties style:font-name="Arial" fo:font-size="12pt" officeooo:rsid="001fab14" style:font-size-asian="12pt" style:font-name-complex="Arial1" style:font-size-complex="12pt"/>
    </style:style>
    <style:style style:name="T8" style:family="text">
      <style:text-properties style:font-name="Arial" fo:font-size="12pt" style:font-name-asian="Times New Roman1" style:font-size-asian="12pt" style:language-asian="pl" style:country-asian="PL" style:font-name-complex="Arial1" style:font-size-complex="12pt"/>
    </style:style>
    <style:style style:name="T9" style:family="text">
      <style:text-properties fo:font-size="13pt" fo:font-weight="normal" officeooo:rsid="00216a28" style:font-weight-asian="normal" style:font-weight-complex="normal"/>
    </style:style>
    <style:style style:name="T10" style:family="text">
      <style:text-properties fo:font-size="13pt" fo:font-weight="normal" officeooo:rsid="00229d94" style:font-weight-asian="normal" style:font-weight-complex="normal"/>
    </style:style>
    <style:style style:name="T11" style:family="text">
      <style:text-properties officeooo:rsid="00229d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DOKUMENTACJA PROJEKTOWA</text:span></text:p>
      <text:p text:style-name="Standard"><text:span text:style-name="T1">Przedmiot: </text:span><text:span text:style-name="T2">Sztuczna Inteligencja</text:span></text:p>
      <text:p text:style-name="Standard"><text:span text:style-name="T1">Prowadząca: </text:span><text:span text:style-name="T2">mgr inż. Katarzyna Borowska</text:span></text:p>
      <text:p text:style-name="Standard"><text:span text:style-name="T1">Data: </text:span><text:span text:style-name="T2">16.06.2021r.</text:span></text:p>
      <text:p text:style-name="Standard"><text:span text:style-name="T1">Wykonali: </text:span><text:span text:style-name="T2">Daniel Pietrzeniuk, Maciej Sobolewski, Łukasz Litwiński</text:span></text:p>
      <text:p text:style-name="P8"/>
      <text:p text:style-name="P9"><text:span text:style-name="T2"><text:tab/>Tematem projektu była wizualizacja algorytmu uczenia pojedynczego neuronu typu perceptron. </text:span><text:span text:style-name="T3">Algorytm po procesie uczenia się powinien po podaniu na jego wejście zbioru punktów wyznaczyć z nich kąt prostej dzielącej te punkty na 2 równe zbiory.</text:span></text:p>
      <text:p text:style-name="P9"><text:span text:style-name="T3"><text:tab/></text:span><text:span text:style-name="T2">Aplikacja posiada trzy okna: <text:line-break/>– „Neuron”, na którym widać wizualizacje neuronu typu perceptron, <text:line-break/>– „Charts”, który pokazuje </text:span><text:span text:style-name="T4">wykres poprawności algorytmu, oraz</text:span><text:span text:style-name="T2"><text:line-break/>– „Points”, na którym </text:span><text:span text:style-name="T4">można podejrzeć</text:span><text:span text:style-name="T2"> punkty na wykresie oraz podział danych na testowe i treningowe.</text:span></text:p>
      <text:p text:style-name="P8"/>
      <text:p text:style-name="Standard"><text:span text:style-name="T1">Opis wykorzystanych technologii</text:span></text:p>
      <text:list xml:id="list2403031923" text:style-name="WWNum1">
        <text:list-item>
          <text:p text:style-name="P2"><text:span text:style-name="T2">środowisko programistyczne – .</text:span><text:span text:style-name="T5">NET oraz Windows Presentation Forms</text:span></text:p>
        </text:list-item>
        <text:list-item>
          <text:p text:style-name="P2"><text:span text:style-name="T2">język programowania – C#</text:span></text:p>
        </text:list-item>
        <text:list-item>
          <text:p text:style-name="P2"><text:span text:style-name="T2">wykorzystane biblioteki zewnętrzne – </text:span><text:span text:style-name="T4">ArffTools</text:span></text:p>
        </text:list-item>
      </text:list>
      <text:p text:style-name="Standard"><text:span text:style-name="T1">Minimalne wymagania sprzętowe </text:span></text:p>
      <text:list xml:id="list4080507487" text:style-name="WWNum10">
        <text:list-item>
          <text:p text:style-name="P3"><text:span text:style-name="T8">1 GB pamięci RAM; zalecane 4 GB pamięci RAM </text:span></text:p>
        </text:list-item>
        <text:list-item>
          <text:p text:style-name="P3"><text:span text:style-name="T8">Procesor 1,8 GHz lub szybszy (zalecany czterordzeniowy lub lepszy). </text:span></text:p>
        </text:list-item>
      </text:list>
      <text:list xml:id="list3033328338" text:style-name="WWNum12">
        <text:list-item>
          <text:p text:style-name="P4"><text:span text:style-name="T8">Miejsce na dysku twardym: minimalnie 800 MB </text:span></text:p>
        </text:list-item>
      </text:list>
      <text:list xml:id="list3407955907" text:style-name="WWNum14">
        <text:list-item>
          <text:p text:style-name="P5"><text:span text:style-name="T8">Karta wideo obsługująca rozdzielczość ekranu co najmniej 720p (1280 x 720)</text:span></text:p>
        </text:list-item>
        <text:list-item>
          <text:p text:style-name="P6"><text:span text:style-name="T8">Zainstalowane środowisko .NET w wersji 5.x</text:span></text:p>
        </text:list-item>
      </text:list>
      <text:p text:style-name="Standard"><text:span text:style-name="T1">Instrukcja instalacji aplikacji</text:span></text:p>
      <text:p text:style-name="Standard"><text:span text:style-name="T2"><text:tab/></text:span><text:span text:style-name="T6">Wystarczy rozpakować archiwum zawierające program. </text:span><text:span text:style-name="T7">Po rozpakowaniu program powinien być gotowy do pracy.</text:span></text:p>
      <text:p text:style-name="P10">Dodatkowe funkcjonalności</text:p>
      <text:p text:style-name="P11"><text:span text:style-name="T9">– <text:s/>prezentacja graficzna poszczególnych kroków działania algorytmów (kontrola kroków przez użytkownika oraz tryb automatyczny),<text:line-break/>– <text:s/>interfejs pozwalający na graficzną modyfikację danych pobranych z pliku, <text:line-break/>– </text:span><text:span text:style-name="T10">program pozwala na generowanie przykładowych losowych danych,<text:line-break/>– program wczytuje dane w formacie .arff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ny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Symbol1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7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8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9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3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4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6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7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8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9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0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3" text:bullet-char="">
        <style:list-level-properties text:list-level-position-and-space-mode="label-alignment">
          <style:list-level-label-alignment text:label-followed-by="listtab" fo:text-indent="-0.635cm" fo:margin-left="1.503cm"/>
        </style:list-level-properties>
        <style:text-properties style:font-name="Symbol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635cm" fo:margin-left="2.773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043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13cm"/>
        </style:list-level-properties>
        <style:text-properties style:font-name="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635cm" fo:margin-left="6.583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853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23cm"/>
        </style:list-level-properties>
        <style:text-properties style:font-name="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10.393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66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7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5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9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3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47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5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ny" style:font-family-generic="swiss" style:font-pitch="variable"/>
      </text:list-level-style-bullet>
      <text:list-level-style-bullet text:level="2" text:style-name="ListLabel_20_5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55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59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ny" style:font-family-generic="swiss" style:font-pitch="variable"/>
      </text:list-level-style-bullet>
      <text:list-level-style-bullet text:level="2" text:style-name="ListLabel_20_6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63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67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ny" style:font-family-generic="swiss" style:font-pitch="variable"/>
      </text:list-level-style-bullet>
      <text:list-level-style-bullet text:level="2" text:style-name="ListLabel_20_6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ciek Sob</meta:initial-creator>
    <meta:editing-cycles>11</meta:editing-cycles>
    <meta:creation-date>2021-06-15T20:20:00</meta:creation-date>
    <dc:date>2021-06-18T16:19:13.988000000</dc:date>
    <meta:editing-duration>PT1H17M47S</meta:editing-duration>
    <meta:generator>LibreOffice/7.1.2.2$Windows_X86_64 LibreOffice_project/8a45595d069ef5570103caea1b71cc9d82b2aae4</meta:generator>
    <meta:document-statistic meta:table-count="0" meta:image-count="0" meta:object-count="0" meta:page-count="1" meta:paragraph-count="22" meta:word-count="212" meta:character-count="1629" meta:non-whitespace-character-count="1425"/>
    <meta:user-defined meta:name="AppVersion">16.0000</meta:user-defined>
    <meta:template xlink:type="simple" xlink:actuate="onRequest" xlink:title="Normal.dotm" xlink:href=""/>
  </office:meta>
</office:document-meta>
</file>